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Liberation Sans'" style:font-style-name="Regular" style:font-family-generic="swiss" fo:font-size="12pt" style:font-family-asian="'Liberation Sans'" style:font-style-name-asian="Regular" style:font-family-generic-asian="swiss" style:font-size-asian="12pt" style:font-family-complex="'Liberation Sans'" style:font-style-name-complex="Regular" style:font-family-generic-complex="swiss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cm" svg:height="1.5cm" svg:x="3.1cm" svg:y="1.5cm">
          <text:p text:style-name="P1"><text:span text:style-name="T1">New char</text:span></text:p>
          <text:p text:style-name="P1"><text:span text:style-name="T1">interrup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2" draw:id="id2" draw:layer="layout" svg:width="3.8cm" svg:height="1.3cm" svg:x="2.7cm" svg:y="3.7cm">
          <text:p text:style-name="P1"><text:span text:style-name="T1">Set</text:span></text:p>
          <text:p text:style-name="P1"><text:span text:style-name="T1">rs 232-activity = 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2.999cm" svg:height="2.2cm" svg:x="3.101cm" svg:y="5.7cm">
          <text:p text:style-name="P1"><text:span text:style-name="T1">Is</text:span></text:p>
          <text:p text:style-name="P1"><text:span text:style-name="T1">error = 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4" draw:id="id4" draw:layer="layout" svg:width="3.799cm" svg:height="2.5cm" svg:x="2.701cm" svg:y="8.6cm">
          <text:p text:style-name="P1"><text:span text:style-name="T1">Is</text:span></text:p>
          <text:p text:style-name="P1"><text:span text:style-name="T1">char </text:span><text:span text:style-name="T2">Є {0-9}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1" draw:text-style-name="P1" xml:id="id5" draw:id="id5" draw:layer="layout" svg:width="3cm" svg:height="2cm" svg:x="3.1cm" svg:y="11.8cm">
          <text:p text:style-name="P1"><text:span text:style-name="T1">Is</text:span></text:p>
          <text:p text:style-name="P1"><text:span text:style-name="T2">state = 'x'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1" draw:text-style-name="P1" xml:id="id6" draw:id="id6" draw:layer="layout" svg:width="2.999cm" svg:height="1cm" svg:x="3.101cm" svg:y="14.6cm">
          <text:p text:style-name="P1"><text:span text:style-name="T1">Set</text:span></text:p>
          <text:p text:style-name="P1"><text:span text:style-name="T1">X_target *= 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3.8cm" svg:height="1cm" svg:x="2.7cm" svg:y="16.3cm">
          <text:p text:style-name="P1"><text:span text:style-name="T1">Set</text:span></text:p>
          <text:p text:style-name="P1"><text:span text:style-name="T1">X_target += cha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2cm" svg:height="1cm" svg:x="3.6cm" svg:y="18cm">
          <text:p text:style-name="P1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2" draw:layer="layout" svg:x1="4.6cm" svg:y1="3cm" svg:x2="4.6cm" svg:y2="3.7cm" draw:start-shape="id1" draw:start-glue-point="6" draw:end-shape="id2" draw:end-glue-point="4" svg:d="m4600 3000v700">
          <text:p/>
        </draw:connector>
        <draw:connector draw:style-name="gr2" draw:text-style-name="P2" draw:layer="layout" svg:x1="4.6cm" svg:y1="5cm" svg:x2="4.601cm" svg:y2="5.7cm" draw:start-shape="id2" draw:start-glue-point="6" draw:end-shape="id3" draw:end-glue-point="4" svg:d="m4600 5000v351h1v349">
          <text:p/>
        </draw:connector>
        <draw:connector draw:style-name="gr2" draw:text-style-name="P2" draw:layer="layout" svg:x1="4.601cm" svg:y1="7.9cm" svg:x2="4.601cm" svg:y2="8.6cm" draw:start-shape="id3" draw:start-glue-point="6" draw:end-shape="id4" draw:end-glue-point="4" svg:d="m4601 7900v700">
          <text:p/>
        </draw:connector>
        <draw:connector draw:style-name="gr2" draw:text-style-name="P2" draw:layer="layout" svg:x1="4.601cm" svg:y1="11.1cm" svg:x2="4.6cm" svg:y2="11.8cm" draw:start-shape="id4" draw:start-glue-point="6" draw:end-shape="id5" draw:end-glue-point="4" svg:d="m4601 11100v351h-1v349">
          <text:p/>
        </draw:connector>
        <draw:connector draw:style-name="gr2" draw:text-style-name="P2" draw:layer="layout" svg:x1="4.6cm" svg:y1="13.8cm" svg:x2="4.601cm" svg:y2="14.6cm" draw:start-shape="id5" draw:start-glue-point="6" draw:end-shape="id6" draw:end-glue-point="4" svg:d="m4600 13800v401h1v399">
          <text:p/>
        </draw:connector>
        <draw:connector draw:style-name="gr2" draw:text-style-name="P2" draw:layer="layout" svg:x1="4.601cm" svg:y1="15.6cm" svg:x2="4.6cm" svg:y2="16.3cm" draw:start-shape="id6" draw:start-glue-point="6" draw:end-shape="id7" draw:end-glue-point="4" svg:d="m4601 15600v351h-1v349">
          <text:p/>
        </draw:connector>
        <draw:connector draw:style-name="gr2" draw:text-style-name="P2" draw:layer="layout" svg:x1="4.6cm" svg:y1="17.3cm" svg:x2="4.6cm" svg:y2="18cm" draw:start-shape="id7" draw:start-glue-point="6" draw:end-shape="id8" draw:end-glue-point="4" svg:d="m4600 17300v700">
          <text:p/>
        </draw:connector>
        <draw:connector draw:style-name="gr2" draw:text-style-name="P2" draw:layer="layout" draw:line-skew="-0.599cm" svg:x1="3.101cm" svg:y1="6.8cm" svg:x2="3.6cm" svg:y2="18.5cm" draw:start-shape="id3" draw:start-glue-point="5" draw:end-shape="id8" draw:end-glue-point="5" svg:d="m3101 6800h-1101v11700h1600">
          <text:p/>
        </draw:connector>
        <draw:custom-shape draw:style-name="gr1" draw:text-style-name="P1" xml:id="id9" draw:id="id9" draw:layer="layout" svg:width="3cm" svg:height="2cm" svg:x="7.3cm" svg:y="11.8cm">
          <text:p text:style-name="P1"><text:span text:style-name="T1">Is</text:span></text:p>
          <text:p text:style-name="P1"><text:span text:style-name="T2">state = 'y'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1" draw:text-style-name="P1" xml:id="id10" draw:id="id10" draw:layer="layout" svg:width="2.999cm" svg:height="1cm" svg:x="7.301cm" svg:y="14.6cm">
          <text:p text:style-name="P1"><text:span text:style-name="T1">Set</text:span></text:p>
          <text:p text:style-name="P1"><text:span text:style-name="T1">Y_target *= 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1" draw:id="id11" draw:layer="layout" svg:width="3.8cm" svg:height="1cm" svg:x="6.9cm" svg:y="16.3cm">
          <text:p text:style-name="P1"><text:span text:style-name="T1">Set</text:span></text:p>
          <text:p text:style-name="P1"><text:span text:style-name="T1">Y_target += cha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line-skew="0.299cm" svg:x1="6.1cm" svg:y1="12.8cm" svg:x2="8.8cm" svg:y2="11.8cm" draw:start-shape="id5" draw:start-glue-point="7" draw:end-shape="id9" draw:end-glue-point="4" svg:d="m6100 12800h900v-1501h1800v501">
          <text:p/>
        </draw:connector>
        <draw:connector draw:style-name="gr2" draw:text-style-name="P2" draw:layer="layout" svg:x1="8.8cm" svg:y1="13.8cm" svg:x2="8.801cm" svg:y2="14.6cm" draw:start-shape="id9" draw:start-glue-point="6" draw:end-shape="id10" draw:end-glue-point="4" svg:d="m8800 13800v401h1v399">
          <text:p/>
        </draw:connector>
        <draw:connector draw:style-name="gr2" draw:text-style-name="P2" draw:layer="layout" svg:x1="8.801cm" svg:y1="15.6cm" svg:x2="8.8cm" svg:y2="16.3cm" draw:start-shape="id10" draw:start-glue-point="6" draw:end-shape="id11" draw:end-glue-point="4" svg:d="m8801 15600v351h-1v349">
          <text:p/>
        </draw:connector>
        <draw:connector draw:style-name="gr2" draw:text-style-name="P2" xml:id="id13" draw:id="id13" draw:layer="layout" svg:x1="8.8cm" svg:y1="17.3cm" svg:x2="5.6cm" svg:y2="18.5cm" draw:start-shape="id11" draw:start-glue-point="6" draw:end-shape="id8" draw:end-glue-point="7" svg:d="m8800 17300v1200h-3200">
          <text:p/>
        </draw:connector>
        <draw:custom-shape draw:style-name="gr1" draw:text-style-name="P1" xml:id="id12" draw:id="id12" draw:layer="layout" svg:width="2.9cm" svg:height="1cm" svg:x="11.1cm" svg:y="16.3cm">
          <text:p text:style-name="P1"><text:span text:style-name="T1">Set</text:span></text:p>
          <text:p text:style-name="P1"><text:span text:style-name="T1">Y_target =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4" draw:id="id14" draw:layer="layout" svg:width="2.9cm" svg:height="1cm" svg:x="11.1cm" svg:y="14.6cm">
          <text:p text:style-name="P1"><text:span text:style-name="T1">Set</text:span></text:p>
          <text:p text:style-name="P1"><text:span text:style-name="T1">Y_target =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5" draw:id="id15" draw:layer="layout" svg:width="2.9cm" svg:height="1cm" svg:x="11.1cm" svg:y="12.9cm">
          <text:p text:style-name="P1"><text:span text:style-name="T1">Set</text:span></text:p>
          <text:p text:style-name="P1"><text:span text:style-name="T1">state = '-'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6" draw:id="id16" draw:layer="layout" svg:width="2.9cm" svg:height="1cm" svg:x="11.1cm" svg:y="11.2cm">
          <text:p text:style-name="P1"><text:span text:style-name="T1">Set</text:span></text:p>
          <text:p text:style-name="P1"><text:span text:style-name="T1">error =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xml:id="id19" draw:id="id19" draw:layer="layout" svg:x1="12.55cm" svg:y1="17.3cm" svg:x2="8.8cm" svg:y2="18.5cm" draw:start-shape="id12" draw:start-glue-point="6" draw:end-shape="id13" draw:end-glue-point="0" svg:d="m12550 17300v1200h-3750">
          <text:p/>
        </draw:connector>
        <draw:connector draw:style-name="gr2" draw:text-style-name="P2" draw:layer="layout" svg:x1="12.55cm" svg:y1="15.6cm" svg:x2="12.55cm" svg:y2="16.3cm" draw:start-shape="id14" draw:start-glue-point="6" draw:end-shape="id12" draw:end-glue-point="4" svg:d="m12550 15600v700">
          <text:p/>
        </draw:connector>
        <draw:connector draw:style-name="gr2" draw:text-style-name="P2" draw:layer="layout" svg:x1="12.55cm" svg:y1="13.9cm" svg:x2="12.55cm" svg:y2="14.6cm" draw:start-shape="id15" draw:start-glue-point="6" draw:end-shape="id14" draw:end-glue-point="4" svg:d="m12550 13900v700">
          <text:p/>
        </draw:connector>
        <draw:connector draw:style-name="gr2" draw:text-style-name="P2" draw:layer="layout" svg:x1="12.55cm" svg:y1="12.2cm" svg:x2="12.55cm" svg:y2="12.9cm" draw:start-shape="id16" draw:start-glue-point="6" draw:end-shape="id15" draw:end-glue-point="4" svg:d="m12550 12200v700">
          <text:p/>
        </draw:connector>
        <draw:connector draw:style-name="gr2" draw:text-style-name="P2" draw:layer="layout" draw:line-skew="-3.502cm -0.199cm" svg:x1="10.3cm" svg:y1="12.8cm" svg:x2="12.55cm" svg:y2="11.2cm" draw:start-shape="id9" draw:start-glue-point="7" draw:end-shape="id16" draw:end-glue-point="4" svg:d="m10300 12800h700v-2300h1550v700">
          <text:p/>
        </draw:connector>
        <draw:custom-shape draw:style-name="gr1" draw:text-style-name="P1" xml:id="id17" draw:id="id17" draw:layer="layout" svg:width="4.299cm" svg:height="2.5cm" svg:x="13.7cm" svg:y="8.6cm">
          <text:p text:style-name="P1"><text:span text:style-name="T1">Is</text:span></text:p>
          <text:p text:style-name="P1"><text:span text:style-name="T1">char </text:span><text:span text:style-name="T2">= 'X' or 'Y'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1" draw:text-style-name="P1" xml:id="id18" draw:id="id18" draw:layer="layout" svg:width="2.9cm" svg:height="1cm" svg:x="14.4cm" svg:y="16.3cm">
          <text:p text:style-name="P1"><text:span text:style-name="T1">Set</text:span></text:p>
          <text:p text:style-name="P1"><text:span text:style-name="T1">state = cha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5.85cm" svg:y1="11.1cm" svg:x2="15.85cm" svg:y2="16.3cm" draw:start-shape="id17" draw:start-glue-point="6" draw:end-shape="id18" draw:end-glue-point="4" svg:d="m15850 11100v5200">
          <text:p/>
        </draw:connector>
        <draw:connector draw:style-name="gr2" draw:text-style-name="P2" draw:layer="layout" svg:x1="15.85cm" svg:y1="17.3cm" svg:x2="12.55cm" svg:y2="18.5cm" draw:start-shape="id18" draw:start-glue-point="6" draw:end-shape="id19" draw:end-glue-point="0" svg:d="m15850 17300v1200h-3300">
          <text:p/>
        </draw:connector>
        <draw:connector draw:style-name="gr2" draw:text-style-name="P2" draw:layer="layout" svg:x1="6.5cm" svg:y1="9.85cm" svg:x2="13.7cm" svg:y2="9.85cm" draw:start-shape="id4" draw:start-glue-point="7" draw:end-shape="id17" draw:end-glue-point="5" svg:d="m6500 9850h7200">
          <text:p/>
        </draw:connector>
        <draw:custom-shape draw:style-name="gr1" draw:text-style-name="P1" xml:id="id20" draw:id="id20" draw:layer="layout" svg:width="3.299cm" svg:height="2.5cm" svg:x="18.701cm" svg:y="8.6cm">
          <text:p text:style-name="P1"><text:span text:style-name="T1">Is</text:span></text:p>
          <text:p text:style-name="P1"><text:span text:style-name="T1">Char </text:span><text:span text:style-name="T2">= '←</text:span><text:span text:style-name="T2">'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onnector draw:style-name="gr2" draw:text-style-name="P2" draw:layer="layout" svg:x1="17.999cm" svg:y1="9.85cm" svg:x2="18.701cm" svg:y2="9.85cm" draw:start-shape="id17" draw:start-glue-point="7" draw:end-shape="id20" draw:end-glue-point="5" svg:d="m17999 9850h702">
          <text:p/>
        </draw:connector>
        <draw:custom-shape draw:style-name="gr1" draw:text-style-name="P1" xml:id="id21" draw:id="id21" draw:layer="layout" svg:width="6.7cm" svg:height="2.5cm" svg:x="17cm" svg:y="11.8cm">
          <text:p text:style-name="P1">Sub-process</text:p>
          <text:p text:style-name="P1">store co-ordinates</text:p>
          <text:p text:style-name="P1">pass ( X_target, Y_target )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onnector draw:style-name="gr2" draw:text-style-name="P2" draw:layer="layout" svg:x1="20.351cm" svg:y1="11.1cm" svg:x2="20.35cm" svg:y2="11.8cm" draw:start-shape="id20" draw:start-glue-point="6" draw:end-shape="id21" draw:end-glue-point="4" svg:d="m20351 11100v351h-1v349">
          <text:p/>
        </draw:connector>
        <draw:connector draw:style-name="gr2" draw:text-style-name="P2" draw:layer="layout" draw:line-skew="0cm -0.501cm" svg:x1="20.35cm" svg:y1="14.3cm" svg:x2="14cm" svg:y2="13.4cm" draw:start-shape="id21" draw:start-glue-point="6" draw:end-shape="id15" draw:end-glue-point="7" svg:d="m20350 14300v502h-5350v-1402h-1000">
          <text:p/>
        </draw:connector>
        <draw:connector draw:style-name="gr2" draw:text-style-name="P2" draw:layer="layout" draw:line-skew="0.499cm" svg:x1="22cm" svg:y1="9.85cm" svg:x2="12.55cm" svg:y2="11.2cm" draw:start-shape="id20" draw:start-glue-point="7" draw:end-shape="id16" draw:end-glue-point="4" svg:d="m22000 9850h1000v-1751h-10450v3101">
          <text:p/>
        </draw:connector>
        <draw:frame draw:style-name="gr3" draw:text-style-name="P3" draw:layer="layout" svg:width="1.256cm" svg:height="0.725cm" svg:x="4.544cm" svg:y="7.675cm">
          <draw:text-box>
            <text:p><text:span text:style-name="T3">Yes</text:span></text:p>
          </draw:text-box>
        </draw:frame>
        <draw:frame draw:style-name="gr3" draw:text-style-name="P3" draw:layer="layout" svg:width="1.256cm" svg:height="0.725cm" svg:x="4.544cm" svg:y="10.875cm">
          <draw:text-box>
            <text:p><text:span text:style-name="T3">Yes</text:span></text:p>
          </draw:text-box>
        </draw:frame>
        <draw:frame draw:style-name="gr3" draw:text-style-name="P3" draw:layer="layout" svg:width="1.256cm" svg:height="0.725cm" svg:x="4.544cm" svg:y="13.6cm">
          <draw:text-box>
            <text:p><text:span text:style-name="T3">Yes</text:span></text:p>
          </draw:text-box>
        </draw:frame>
        <draw:frame draw:style-name="gr3" draw:text-style-name="P3" draw:layer="layout" svg:width="1.256cm" svg:height="0.725cm" svg:x="8.744cm" svg:y="13.6cm">
          <draw:text-box>
            <text:p><text:span text:style-name="T3">Yes</text:span></text:p>
          </draw:text-box>
        </draw:frame>
        <draw:frame draw:style-name="gr3" draw:text-style-name="P3" draw:layer="layout" svg:width="1.256cm" svg:height="0.725cm" svg:x="15.844cm" svg:y="10.9cm">
          <draw:text-box>
            <text:p><text:span text:style-name="T3">Yes</text:span></text:p>
          </draw:text-box>
        </draw:frame>
        <draw:frame draw:style-name="gr3" draw:text-style-name="P3" draw:layer="layout" svg:width="1.256cm" svg:height="0.725cm" svg:x="20.4cm" svg:y="10.875cm">
          <draw:text-box>
            <text:p><text:span text:style-name="T3">Yes</text:span></text:p>
          </draw:text-box>
        </draw:frame>
        <draw:frame draw:style-name="gr3" draw:text-style-name="P3" draw:layer="layout" svg:width="1.065cm" svg:height="0.725cm" svg:x="2.235cm" svg:y="6.1cm">
          <draw:text-box>
            <text:p><text:span text:style-name="T3">No</text:span></text:p>
          </draw:text-box>
        </draw:frame>
        <draw:frame draw:style-name="gr3" draw:text-style-name="P3" draw:layer="layout" svg:width="1.065cm" svg:height="0.725cm" svg:x="6.335cm" svg:y="9.175cm">
          <draw:text-box>
            <text:p><text:span text:style-name="T3">No</text:span></text:p>
          </draw:text-box>
        </draw:frame>
        <draw:frame draw:style-name="gr3" draw:text-style-name="P3" draw:layer="layout" svg:width="1.065cm" svg:height="0.725cm" svg:x="5.935cm" svg:y="12.075cm">
          <draw:text-box>
            <text:p><text:span text:style-name="T3">No</text:span></text:p>
          </draw:text-box>
        </draw:frame>
        <draw:frame draw:style-name="gr3" draw:text-style-name="P3" draw:layer="layout" svg:width="1.065cm" svg:height="0.725cm" svg:x="17.8cm" svg:y="9.1cm">
          <draw:text-box>
            <text:p><text:span text:style-name="T3">No</text:span></text:p>
          </draw:text-box>
        </draw:frame>
        <draw:frame draw:style-name="gr3" draw:text-style-name="P3" draw:layer="layout" svg:width="1.065cm" svg:height="0.725cm" svg:x="21.8cm" svg:y="9.1cm">
          <draw:text-box>
            <text:p><text:span text:style-name="T3">No</text:span></text:p>
          </draw:text-box>
        </draw:frame>
        <draw:frame draw:style-name="gr3" draw:text-style-name="P3" draw:layer="layout" svg:width="1.065cm" svg:height="0.725cm" svg:x="9.935cm" svg:y="12cm">
          <draw:text-box>
            <text:p><text:span text:style-name="T3">No</text:span></text:p>
          </draw:text-box>
        </draw:frame>
        <draw:custom-shape draw:style-name="gr1" draw:text-style-name="P1" draw:layer="layout" svg:width="3.5cm" svg:height="2cm" svg:x="15.6cm" svg:y="1.5cm">
          <text:p text:style-name="P2"><text:span text:style-name="T1">unsigned integer</text:span></text:p>
          <text:p text:style-name="P2"><text:span text:style-name="T1">rs 232-activity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draw:layer="layout" svg:width="3.5cm" svg:height="2cm" svg:x="20cm" svg:y="1.5cm">
          <text:p text:style-name="P2"><text:span text:style-name="T1">unsigned integer</text:span></text:p>
          <text:p text:style-name="P2"><text:span text:style-name="T1">X_targe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draw:layer="layout" svg:width="3.5cm" svg:height="2cm" svg:x="24.4cm" svg:y="1.5cm">
          <text:p text:style-name="P2"><text:span text:style-name="T1">unsigned integer</text:span></text:p>
          <text:p text:style-name="P2"><text:span text:style-name="T1">Y_targe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draw:layer="layout" svg:width="2cm" svg:height="2cm" svg:x="25.9cm" svg:y="6.3cm">
          <text:p text:style-name="P2"><text:span text:style-name="T1">Boolean</text:span></text:p>
          <text:p text:style-name="P2"><text:span text:style-name="T1">erro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draw:layer="layout" svg:width="3cm" svg:height="2cm" svg:x="24.9cm" svg:y="3.9cm">
          <text:p text:style-name="P2"><text:span text:style-name="T1">Enum { X,Y,- }</text:span></text:p>
          <text:p text:style-name="P2"><text:span text:style-name="T1">state</text:span></text:p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2-12T02:46:58</meta:creation-date>
    <dc:date>2012-02-12T03:33:53</dc:date>
    <meta:editing-duration>PT31M32S</meta:editing-duration>
    <meta:editing-cycles>4</meta:editing-cycles>
    <meta:generator>LibreOffice/3.3$Linux LibreOffice_project/330m19$Build-301</meta:generator>
    <meta:document-statistic meta:object-count="60"/>
  </office:meta>
</office:document-meta>
</file>